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27.864cm" svg:height="20.957cm" svg:x="16.218cm" svg:y="0.425cm">
            <draw:object draw:notify-on-update-of-ranges="Sheet1.A1:Sheet1.A1 Sheet1.A2:Sheet1.A64 Sheet1.B1:Sheet1.B1 Sheet1.B2:Sheet1.B64 Sheet1.C1:Sheet1.C1 Sheet1.C2:Sheet1.C64 Sheet1.B1:Sheet1.B1 Sheet1.B2:Sheet1.B64 Sheet1.C1:Sheet1.C1 Sheet1.C2:Sheet1.C64 Sheet1.D1:Sheet1.D1 Sheet1.D2:Sheet1.D64 Sheet1.E1:Sheet1.E1 Sheet1.E2:Sheet1.E64 Sheet1.F1:Sheet1.F1 Sheet1.F2:Sheet1.F64 Sheet1.G1:Sheet1.G1 Sheet1.G2:Sheet1.G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Cloud Cover %</text:p>
          </table:table-cell>
          <table:table-cell office:value-type="string" calcext:value-type="string">
            <text:p>Total Powr</text:p>
          </table:table-cell>
          <table:table-cell office:value-type="string" calcext:value-type="string">
            <text:p>Correcte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office:value-type="time" office:time-value="PT04H22M00S" calcext:value-type="time">
            <text:p>04:22: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(1-([.C2]/100))*[.B2])" office:value-type="float" office:value="20" calcext:value-type="float">
            <text:p>20</text:p>
          </table:table-cell>
          <table:table-cell table:formula="of:=((1-([.C2]/100/2))*[.B2])" office:value-type="float" office:value="20" calcext:value-type="float">
            <text:p>20</text:p>
          </table:table-cell>
          <table:table-cell table:formula="of:=0.2+(0.8*(1-[.C2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4H37M00S" calcext:value-type="time">
            <text:p>04:37: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(1-([.C3]/100))*[.B3])" office:value-type="float" office:value="30" calcext:value-type="float">
            <text:p>30</text:p>
          </table:table-cell>
          <table:table-cell table:formula="of:=((1-([.C3]/100/2))*[.B3])" office:value-type="float" office:value="30" calcext:value-type="float">
            <text:p>30</text:p>
          </table:table-cell>
          <table:table-cell table:formula="of:=0.2+(0.8*(1-[.C3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4H52M00S" calcext:value-type="time">
            <text:p>04:52:0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((1-([.C4]/100))*[.B4])" office:value-type="float" office:value="39" calcext:value-type="float">
            <text:p>39</text:p>
          </table:table-cell>
          <table:table-cell table:formula="of:=((1-([.C4]/100/2))*[.B4])" office:value-type="float" office:value="39" calcext:value-type="float">
            <text:p>39</text:p>
          </table:table-cell>
          <table:table-cell table:formula="of:=0.2+(0.8*(1-[.C4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5H07M00S" calcext:value-type="time">
            <text:p>05:07:0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((1-([.C5]/100))*[.B5])" office:value-type="float" office:value="48" calcext:value-type="float">
            <text:p>48</text:p>
          </table:table-cell>
          <table:table-cell table:formula="of:=((1-([.C5]/100/2))*[.B5])" office:value-type="float" office:value="48" calcext:value-type="float">
            <text:p>48</text:p>
          </table:table-cell>
          <table:table-cell table:formula="of:=0.2+(0.8*(1-[.C5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5H22M00S" calcext:value-type="time">
            <text:p>05:22:0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((1-([.C6]/100))*[.B6])" office:value-type="float" office:value="57" calcext:value-type="float">
            <text:p>57</text:p>
          </table:table-cell>
          <table:table-cell table:formula="of:=((1-([.C6]/100/2))*[.B6])" office:value-type="float" office:value="57" calcext:value-type="float">
            <text:p>57</text:p>
          </table:table-cell>
          <table:table-cell table:formula="of:=0.2+(0.8*(1-[.C6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5H37M00S" calcext:value-type="time">
            <text:p>05:37: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((1-([.C7]/100))*[.B7])" office:value-type="float" office:value="63" calcext:value-type="float">
            <text:p>63</text:p>
          </table:table-cell>
          <table:table-cell table:formula="of:=((1-([.C7]/100/2))*[.B7])" office:value-type="float" office:value="63" calcext:value-type="float">
            <text:p>63</text:p>
          </table:table-cell>
          <table:table-cell table:formula="of:=0.2+(0.8*(1-[.C7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5H52M00S" calcext:value-type="time">
            <text:p>05:52: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((1-([.C8]/100))*[.B8])" office:value-type="float" office:value="96" calcext:value-type="float">
            <text:p>96</text:p>
          </table:table-cell>
          <table:table-cell table:formula="of:=((1-([.C8]/100/2))*[.B8])" office:value-type="float" office:value="96" calcext:value-type="float">
            <text:p>96</text:p>
          </table:table-cell>
          <table:table-cell table:formula="of:=0.2+(0.8*(1-[.C8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6H07M00S" calcext:value-type="time">
            <text:p>06:07:0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((1-([.C9]/100))*[.B9])" office:value-type="float" office:value="134" calcext:value-type="float">
            <text:p>134</text:p>
          </table:table-cell>
          <table:table-cell table:formula="of:=((1-([.C9]/100/2))*[.B9])" office:value-type="float" office:value="134" calcext:value-type="float">
            <text:p>134</text:p>
          </table:table-cell>
          <table:table-cell table:formula="of:=0.2+(0.8*(1-[.C9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6H22M00S" calcext:value-type="time">
            <text:p>06:22:0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((1-([.C10]/100))*[.B10])" office:value-type="float" office:value="176" calcext:value-type="float">
            <text:p>176</text:p>
          </table:table-cell>
          <table:table-cell table:formula="of:=((1-([.C10]/100/2))*[.B10])" office:value-type="float" office:value="176" calcext:value-type="float">
            <text:p>176</text:p>
          </table:table-cell>
          <table:table-cell table:formula="of:=0.2+(0.8*(1-[.C10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6H37M00S" calcext:value-type="time">
            <text:p>06:37:00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((1-([.C11]/100))*[.B11])" office:value-type="float" office:value="221" calcext:value-type="float">
            <text:p>221</text:p>
          </table:table-cell>
          <table:table-cell table:formula="of:=((1-([.C11]/100/2))*[.B11])" office:value-type="float" office:value="221" calcext:value-type="float">
            <text:p>221</text:p>
          </table:table-cell>
          <table:table-cell table:formula="of:=0.2+(0.8*(1-[.C11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6H52M00S" calcext:value-type="time">
            <text:p>06:52:00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((1-([.C12]/100))*[.B12])" office:value-type="float" office:value="269" calcext:value-type="float">
            <text:p>269</text:p>
          </table:table-cell>
          <table:table-cell table:formula="of:=((1-([.C12]/100/2))*[.B12])" office:value-type="float" office:value="269" calcext:value-type="float">
            <text:p>269</text:p>
          </table:table-cell>
          <table:table-cell table:formula="of:=0.2+(0.8*(1-[.C12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7H07M00S" calcext:value-type="time">
            <text:p>07:07: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((1-([.C13]/100))*[.B13])" office:value-type="float" office:value="318" calcext:value-type="float">
            <text:p>318</text:p>
          </table:table-cell>
          <table:table-cell table:formula="of:=((1-([.C13]/100/2))*[.B13])" office:value-type="float" office:value="318" calcext:value-type="float">
            <text:p>318</text:p>
          </table:table-cell>
          <table:table-cell table:formula="of:=0.2+(0.8*(1-[.C13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7H22M00S" calcext:value-type="time">
            <text:p>07:22:00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((1-([.C14]/100))*[.B14])" office:value-type="float" office:value="369" calcext:value-type="float">
            <text:p>369</text:p>
          </table:table-cell>
          <table:table-cell table:formula="of:=((1-([.C14]/100/2))*[.B14])" office:value-type="float" office:value="369" calcext:value-type="float">
            <text:p>369</text:p>
          </table:table-cell>
          <table:table-cell table:formula="of:=0.2+(0.8*(1-[.C14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7H37M00S" calcext:value-type="time">
            <text:p>07:37:00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((1-([.C15]/100))*[.B15])" office:value-type="float" office:value="420" calcext:value-type="float">
            <text:p>420</text:p>
          </table:table-cell>
          <table:table-cell table:formula="of:=((1-([.C15]/100/2))*[.B15])" office:value-type="float" office:value="420" calcext:value-type="float">
            <text:p>420</text:p>
          </table:table-cell>
          <table:table-cell table:formula="of:=0.2+(0.8*(1-[.C15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7H52M00S" calcext:value-type="time">
            <text:p>07:52:00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(1-([.C16]/100))*[.B16])" office:value-type="float" office:value="471" calcext:value-type="float">
            <text:p>471</text:p>
          </table:table-cell>
          <table:table-cell table:formula="of:=((1-([.C16]/100/2))*[.B16])" office:value-type="float" office:value="471" calcext:value-type="float">
            <text:p>471</text:p>
          </table:table-cell>
          <table:table-cell table:formula="of:=0.2+(0.8*(1-[.C16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8H07M00S" calcext:value-type="time">
            <text:p>08:07:00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((1-([.C17]/100))*[.B17])" office:value-type="float" office:value="521" calcext:value-type="float">
            <text:p>521</text:p>
          </table:table-cell>
          <table:table-cell table:formula="of:=((1-([.C17]/100/2))*[.B17])" office:value-type="float" office:value="521" calcext:value-type="float">
            <text:p>521</text:p>
          </table:table-cell>
          <table:table-cell table:formula="of:=0.2+(0.8*(1-[.C17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8H22M00S" calcext:value-type="time">
            <text:p>08:22:00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(1-([.C18]/100))*[.B18])" office:value-type="float" office:value="570" calcext:value-type="float">
            <text:p>570</text:p>
          </table:table-cell>
          <table:table-cell table:formula="of:=((1-([.C18]/100/2))*[.B18])" office:value-type="float" office:value="570" calcext:value-type="float">
            <text:p>570</text:p>
          </table:table-cell>
          <table:table-cell table:formula="of:=0.2+(0.8*(1-[.C18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8H37M00S" calcext:value-type="time">
            <text:p>08:37:00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(1-([.C19]/100))*[.B19])" office:value-type="float" office:value="618" calcext:value-type="float">
            <text:p>618</text:p>
          </table:table-cell>
          <table:table-cell table:formula="of:=((1-([.C19]/100/2))*[.B19])" office:value-type="float" office:value="618" calcext:value-type="float">
            <text:p>618</text:p>
          </table:table-cell>
          <table:table-cell table:formula="of:=0.2+(0.8*(1-[.C19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8H52M00S" calcext:value-type="time">
            <text:p>08:52:00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((1-([.C20]/100))*[.B20])" office:value-type="float" office:value="664" calcext:value-type="float">
            <text:p>664</text:p>
          </table:table-cell>
          <table:table-cell table:formula="of:=((1-([.C20]/100/2))*[.B20])" office:value-type="float" office:value="664" calcext:value-type="float">
            <text:p>664</text:p>
          </table:table-cell>
          <table:table-cell table:formula="of:=0.2+(0.8*(1-[.C20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9H07M00S" calcext:value-type="time">
            <text:p>09:07:00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((1-([.C21]/100))*[.B21])" office:value-type="float" office:value="707" calcext:value-type="float">
            <text:p>707</text:p>
          </table:table-cell>
          <table:table-cell table:formula="of:=((1-([.C21]/100/2))*[.B21])" office:value-type="float" office:value="707" calcext:value-type="float">
            <text:p>707</text:p>
          </table:table-cell>
          <table:table-cell table:formula="of:=0.2+(0.8*(1-[.C21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9H22M00S" calcext:value-type="time">
            <text:p>09:22:00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((1-([.C22]/100))*[.B22])" office:value-type="float" office:value="748" calcext:value-type="float">
            <text:p>748</text:p>
          </table:table-cell>
          <table:table-cell table:formula="of:=((1-([.C22]/100/2))*[.B22])" office:value-type="float" office:value="748" calcext:value-type="float">
            <text:p>748</text:p>
          </table:table-cell>
          <table:table-cell table:formula="of:=0.2+(0.8*(1-[.C22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9H37M00S" calcext:value-type="time">
            <text:p>09:37:00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((1-([.C23]/100))*[.B23])" office:value-type="float" office:value="786" calcext:value-type="float">
            <text:p>786</text:p>
          </table:table-cell>
          <table:table-cell table:formula="of:=((1-([.C23]/100/2))*[.B23])" office:value-type="float" office:value="786" calcext:value-type="float">
            <text:p>786</text:p>
          </table:table-cell>
          <table:table-cell table:formula="of:=0.2+(0.8*(1-[.C23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09H52M00S" calcext:value-type="time">
            <text:p>09:52:00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((1-([.C24]/100))*[.B24])" office:value-type="float" office:value="821" calcext:value-type="float">
            <text:p>821</text:p>
          </table:table-cell>
          <table:table-cell table:formula="of:=((1-([.C24]/100/2))*[.B24])" office:value-type="float" office:value="821" calcext:value-type="float">
            <text:p>821</text:p>
          </table:table-cell>
          <table:table-cell table:formula="of:=0.2+(0.8*(1-[.C24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0H07M00S" calcext:value-type="time">
            <text:p>10:07:00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((1-([.C25]/100))*[.B25])" office:value-type="float" office:value="853" calcext:value-type="float">
            <text:p>853</text:p>
          </table:table-cell>
          <table:table-cell table:formula="of:=((1-([.C25]/100/2))*[.B25])" office:value-type="float" office:value="853" calcext:value-type="float">
            <text:p>853</text:p>
          </table:table-cell>
          <table:table-cell table:formula="of:=0.2+(0.8*(1-[.C25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0H22M00S" calcext:value-type="time">
            <text:p>10:22:00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((1-([.C26]/100))*[.B26])" office:value-type="float" office:value="881" calcext:value-type="float">
            <text:p>881</text:p>
          </table:table-cell>
          <table:table-cell table:formula="of:=((1-([.C26]/100/2))*[.B26])" office:value-type="float" office:value="881" calcext:value-type="float">
            <text:p>881</text:p>
          </table:table-cell>
          <table:table-cell table:formula="of:=0.2+(0.8*(1-[.C26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0H37M00S" calcext:value-type="time">
            <text:p>10:37:00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((1-([.C27]/100))*[.B27])" office:value-type="float" office:value="905" calcext:value-type="float">
            <text:p>905</text:p>
          </table:table-cell>
          <table:table-cell table:formula="of:=((1-([.C27]/100/2))*[.B27])" office:value-type="float" office:value="905" calcext:value-type="float">
            <text:p>905</text:p>
          </table:table-cell>
          <table:table-cell table:formula="of:=0.2+(0.8*(1-[.C27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0H52M00S" calcext:value-type="time">
            <text:p>10:52:00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((1-([.C28]/100))*[.B28])" office:value-type="float" office:value="926" calcext:value-type="float">
            <text:p>926</text:p>
          </table:table-cell>
          <table:table-cell table:formula="of:=((1-([.C28]/100/2))*[.B28])" office:value-type="float" office:value="926" calcext:value-type="float">
            <text:p>926</text:p>
          </table:table-cell>
          <table:table-cell table:formula="of:=0.2+(0.8*(1-[.C28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1H07M00S" calcext:value-type="time">
            <text:p>11:07:00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((1-([.C29]/100))*[.B29])" office:value-type="float" office:value="942" calcext:value-type="float">
            <text:p>942</text:p>
          </table:table-cell>
          <table:table-cell table:formula="of:=((1-([.C29]/100/2))*[.B29])" office:value-type="float" office:value="942" calcext:value-type="float">
            <text:p>942</text:p>
          </table:table-cell>
          <table:table-cell table:formula="of:=0.2+(0.8*(1-[.C29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1H22M00S" calcext:value-type="time">
            <text:p>11:22:0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((1-([.C30]/100))*[.B30])" office:value-type="float" office:value="955" calcext:value-type="float">
            <text:p>955</text:p>
          </table:table-cell>
          <table:table-cell table:formula="of:=((1-([.C30]/100/2))*[.B30])" office:value-type="float" office:value="955" calcext:value-type="float">
            <text:p>955</text:p>
          </table:table-cell>
          <table:table-cell table:formula="of:=0.2+(0.8*(1-[.C30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1H37M00S" calcext:value-type="time">
            <text:p>11:37:00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((1-([.C31]/100))*[.B31])" office:value-type="float" office:value="963" calcext:value-type="float">
            <text:p>963</text:p>
          </table:table-cell>
          <table:table-cell table:formula="of:=((1-([.C31]/100/2))*[.B31])" office:value-type="float" office:value="963" calcext:value-type="float">
            <text:p>963</text:p>
          </table:table-cell>
          <table:table-cell table:formula="of:=0.2+(0.8*(1-[.C31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1H52M00S" calcext:value-type="time">
            <text:p>11:52:00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((1-([.C32]/100))*[.B32])" office:value-type="float" office:value="967" calcext:value-type="float">
            <text:p>967</text:p>
          </table:table-cell>
          <table:table-cell table:formula="of:=((1-([.C32]/100/2))*[.B32])" office:value-type="float" office:value="967" calcext:value-type="float">
            <text:p>967</text:p>
          </table:table-cell>
          <table:table-cell table:formula="of:=0.2+(0.8*(1-[.C32]/100)^2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time" office:time-value="PT12H07M00S" calcext:value-type="time">
            <text:p>12:07:00</text:p>
          </table:table-cell>
          <table:table-cell office:value-type="float" office:value="967" calcext:value-type="float">
            <text:p>967</text:p>
          </table:table-cell>
          <table:table-cell office:value-type="float" office:value="59" calcext:value-type="float">
            <text:p>59</text:p>
          </table:table-cell>
          <table:table-cell table:formula="of:=((1-([.C33]/100))*[.B33])" office:value-type="float" office:value="396.47" calcext:value-type="float">
            <text:p>396.47</text:p>
          </table:table-cell>
          <table:table-cell table:formula="of:=((1-([.C33]/100/2))*[.B33])" office:value-type="float" office:value="681.735" calcext:value-type="float">
            <text:p>681.735</text:p>
          </table:table-cell>
          <table:table-cell table:formula="of:=0.2+(0.8*(1-[.C33]/100)^2)" office:value-type="float" office:value="0.33448" calcext:value-type="float">
            <text:p>0.33448</text:p>
          </table:table-cell>
          <table:table-cell table:formula="of:=[.F33]*[.B33]*4" office:value-type="float" office:value="1293.76864" calcext:value-type="float">
            <text:p>1293.76864</text:p>
          </table:table-cell>
        </table:table-row>
        <table:table-row table:style-name="ro1">
          <table:table-cell table:style-name="ce1" office:value-type="time" office:time-value="PT12H22M00S" calcext:value-type="time">
            <text:p>12:22:00</text:p>
          </table:table-cell>
          <table:table-cell office:value-type="float" office:value="963" calcext:value-type="float">
            <text:p>963</text:p>
          </table:table-cell>
          <table:table-cell office:value-type="float" office:value="60" calcext:value-type="float">
            <text:p>60</text:p>
          </table:table-cell>
          <table:table-cell table:formula="of:=((1-([.C34]/100))*[.B34])" office:value-type="float" office:value="385.2" calcext:value-type="float">
            <text:p>385.2</text:p>
          </table:table-cell>
          <table:table-cell table:formula="of:=((1-([.C34]/100/2))*[.B34])" office:value-type="float" office:value="674.1" calcext:value-type="float">
            <text:p>674.1</text:p>
          </table:table-cell>
          <table:table-cell table:formula="of:=0.2+(0.8*(1-[.C34]/100)^2)" office:value-type="float" office:value="0.328" calcext:value-type="float">
            <text:p>0.328</text:p>
          </table:table-cell>
          <table:table-cell table:formula="of:=[.F34]*[.B34]*4" office:value-type="float" office:value="1263.456" calcext:value-type="float">
            <text:p>1263.456</text:p>
          </table:table-cell>
        </table:table-row>
        <table:table-row table:style-name="ro1">
          <table:table-cell table:style-name="ce1" office:value-type="time" office:time-value="PT12H37M00S" calcext:value-type="time">
            <text:p>12:37:00</text:p>
          </table:table-cell>
          <table:table-cell office:value-type="float" office:value="955" calcext:value-type="float">
            <text:p>955</text:p>
          </table:table-cell>
          <table:table-cell office:value-type="float" office:value="61" calcext:value-type="float">
            <text:p>61</text:p>
          </table:table-cell>
          <table:table-cell table:formula="of:=((1-([.C35]/100))*[.B35])" office:value-type="float" office:value="372.45" calcext:value-type="float">
            <text:p>372.45</text:p>
          </table:table-cell>
          <table:table-cell table:formula="of:=((1-([.C35]/100/2))*[.B35])" office:value-type="float" office:value="663.725" calcext:value-type="float">
            <text:p>663.725</text:p>
          </table:table-cell>
          <table:table-cell table:formula="of:=0.2+(0.8*(1-[.C35]/100)^2)" office:value-type="float" office:value="0.32168" calcext:value-type="float">
            <text:p>0.32168</text:p>
          </table:table-cell>
          <table:table-cell table:formula="of:=[.F35]*[.B35]*4" office:value-type="float" office:value="1228.8176" calcext:value-type="float">
            <text:p>1228.8176</text:p>
          </table:table-cell>
        </table:table-row>
        <table:table-row table:style-name="ro1">
          <table:table-cell table:style-name="ce1" office:value-type="time" office:time-value="PT12H52M00S" calcext:value-type="time">
            <text:p>12:52:00</text:p>
          </table:table-cell>
          <table:table-cell office:value-type="float" office:value="942" calcext:value-type="float">
            <text:p>942</text:p>
          </table:table-cell>
          <table:table-cell office:value-type="float" office:value="62" calcext:value-type="float">
            <text:p>62</text:p>
          </table:table-cell>
          <table:table-cell table:formula="of:=((1-([.C36]/100))*[.B36])" office:value-type="float" office:value="357.96" calcext:value-type="float">
            <text:p>357.96</text:p>
          </table:table-cell>
          <table:table-cell table:formula="of:=((1-([.C36]/100/2))*[.B36])" office:value-type="float" office:value="649.98" calcext:value-type="float">
            <text:p>649.98</text:p>
          </table:table-cell>
          <table:table-cell table:formula="of:=0.2+(0.8*(1-[.C36]/100)^2)" office:value-type="float" office:value="0.31552" calcext:value-type="float">
            <text:p>0.31552</text:p>
          </table:table-cell>
          <table:table-cell table:formula="of:=[.F36]*[.B36]*4" office:value-type="float" office:value="1188.87936" calcext:value-type="float">
            <text:p>1188.87936</text:p>
          </table:table-cell>
        </table:table-row>
        <table:table-row table:style-name="ro1">
          <table:table-cell table:style-name="ce1" office:value-type="time" office:time-value="PT13H07M00S" calcext:value-type="time">
            <text:p>13:07:00</text:p>
          </table:table-cell>
          <table:table-cell office:value-type="float" office:value="926" calcext:value-type="float">
            <text:p>926</text:p>
          </table:table-cell>
          <table:table-cell office:value-type="float" office:value="49" calcext:value-type="float">
            <text:p>49</text:p>
          </table:table-cell>
          <table:table-cell table:formula="of:=((1-([.C37]/100))*[.B37])" office:value-type="float" office:value="472.26" calcext:value-type="float">
            <text:p>472.26</text:p>
          </table:table-cell>
          <table:table-cell table:formula="of:=((1-([.C37]/100/2))*[.B37])" office:value-type="float" office:value="699.13" calcext:value-type="float">
            <text:p>699.13</text:p>
          </table:table-cell>
          <table:table-cell table:formula="of:=0.2+(0.8*(1-[.C37]/100)^2)" office:value-type="float" office:value="0.40808" calcext:value-type="float">
            <text:p>0.40808</text:p>
          </table:table-cell>
          <table:table-cell table:formula="of:=[.F37]*[.B37]*4" office:value-type="float" office:value="1511.52832" calcext:value-type="float">
            <text:p>1511.52832</text:p>
          </table:table-cell>
        </table:table-row>
        <table:table-row table:style-name="ro1">
          <table:table-cell table:style-name="ce1" office:value-type="time" office:time-value="PT13H22M00S" calcext:value-type="time">
            <text:p>13:22:00</text:p>
          </table:table-cell>
          <table:table-cell office:value-type="float" office:value="905" calcext:value-type="float">
            <text:p>905</text:p>
          </table:table-cell>
          <table:table-cell office:value-type="float" office:value="50" calcext:value-type="float">
            <text:p>50</text:p>
          </table:table-cell>
          <table:table-cell table:formula="of:=((1-([.C38]/100))*[.B38])" office:value-type="float" office:value="452.5" calcext:value-type="float">
            <text:p>452.5</text:p>
          </table:table-cell>
          <table:table-cell table:formula="of:=((1-([.C38]/100/2))*[.B38])" office:value-type="float" office:value="678.75" calcext:value-type="float">
            <text:p>678.75</text:p>
          </table:table-cell>
          <table:table-cell table:formula="of:=0.2+(0.8*(1-[.C38]/100)^2)" office:value-type="float" office:value="0.4" calcext:value-type="float">
            <text:p>0.4</text:p>
          </table:table-cell>
          <table:table-cell table:formula="of:=[.F38]*[.B38]*4" office:value-type="float" office:value="1448" calcext:value-type="float">
            <text:p>1448</text:p>
          </table:table-cell>
        </table:table-row>
        <table:table-row table:style-name="ro1">
          <table:table-cell table:style-name="ce1" office:value-type="time" office:time-value="PT13H37M00S" calcext:value-type="time">
            <text:p>13:37:00</text:p>
          </table:table-cell>
          <table:table-cell office:value-type="float" office:value="881" calcext:value-type="float">
            <text:p>881</text:p>
          </table:table-cell>
          <table:table-cell office:value-type="float" office:value="51" calcext:value-type="float">
            <text:p>51</text:p>
          </table:table-cell>
          <table:table-cell table:formula="of:=((1-([.C39]/100))*[.B39])" office:value-type="float" office:value="431.69" calcext:value-type="float">
            <text:p>431.69</text:p>
          </table:table-cell>
          <table:table-cell table:formula="of:=((1-([.C39]/100/2))*[.B39])" office:value-type="float" office:value="656.345" calcext:value-type="float">
            <text:p>656.345</text:p>
          </table:table-cell>
          <table:table-cell table:formula="of:=0.2+(0.8*(1-[.C39]/100)^2)" office:value-type="float" office:value="0.39208" calcext:value-type="float">
            <text:p>0.39208</text:p>
          </table:table-cell>
          <table:table-cell table:formula="of:=[.F39]*[.B39]*4" office:value-type="float" office:value="1381.68992" calcext:value-type="float">
            <text:p>1381.68992</text:p>
          </table:table-cell>
        </table:table-row>
        <table:table-row table:style-name="ro1">
          <table:table-cell table:style-name="ce1" office:value-type="time" office:time-value="PT13H52M00S" calcext:value-type="time">
            <text:p>13:52:00</text:p>
          </table:table-cell>
          <table:table-cell office:value-type="float" office:value="853" calcext:value-type="float">
            <text:p>853</text:p>
          </table:table-cell>
          <table:table-cell office:value-type="float" office:value="52" calcext:value-type="float">
            <text:p>52</text:p>
          </table:table-cell>
          <table:table-cell table:formula="of:=((1-([.C40]/100))*[.B40])" office:value-type="float" office:value="409.44" calcext:value-type="float">
            <text:p>409.44</text:p>
          </table:table-cell>
          <table:table-cell table:formula="of:=((1-([.C40]/100/2))*[.B40])" office:value-type="float" office:value="631.22" calcext:value-type="float">
            <text:p>631.22</text:p>
          </table:table-cell>
          <table:table-cell table:formula="of:=0.2+(0.8*(1-[.C40]/100)^2)" office:value-type="float" office:value="0.38432" calcext:value-type="float">
            <text:p>0.38432</text:p>
          </table:table-cell>
          <table:table-cell table:formula="of:=[.F40]*[.B40]*4" office:value-type="float" office:value="1311.29984" calcext:value-type="float">
            <text:p>1311.29984</text:p>
          </table:table-cell>
        </table:table-row>
        <table:table-row table:style-name="ro1">
          <table:table-cell table:style-name="ce1" office:value-type="time" office:time-value="PT14H07M00S" calcext:value-type="time">
            <text:p>14:07:00</text:p>
          </table:table-cell>
          <table:table-cell office:value-type="float" office:value="821" calcext:value-type="float">
            <text:p>821</text:p>
          </table:table-cell>
          <table:table-cell office:value-type="float" office:value="60" calcext:value-type="float">
            <text:p>60</text:p>
          </table:table-cell>
          <table:table-cell table:formula="of:=((1-([.C41]/100))*[.B41])" office:value-type="float" office:value="328.4" calcext:value-type="float">
            <text:p>328.4</text:p>
          </table:table-cell>
          <table:table-cell table:formula="of:=((1-([.C41]/100/2))*[.B41])" office:value-type="float" office:value="574.7" calcext:value-type="float">
            <text:p>574.7</text:p>
          </table:table-cell>
          <table:table-cell table:formula="of:=0.2+(0.8*(1-[.C41]/100)^2)" office:value-type="float" office:value="0.328" calcext:value-type="float">
            <text:p>0.328</text:p>
          </table:table-cell>
          <table:table-cell table:formula="of:=[.F41]*[.B41]*4" office:value-type="float" office:value="1077.152" calcext:value-type="float">
            <text:p>1077.152</text:p>
          </table:table-cell>
        </table:table-row>
        <table:table-row table:style-name="ro1">
          <table:table-cell table:style-name="ce1" office:value-type="time" office:time-value="PT14H22M00S" calcext:value-type="time">
            <text:p>14:22:00</text:p>
          </table:table-cell>
          <table:table-cell office:value-type="float" office:value="786" calcext:value-type="float">
            <text:p>786</text:p>
          </table:table-cell>
          <table:table-cell office:value-type="float" office:value="61" calcext:value-type="float">
            <text:p>61</text:p>
          </table:table-cell>
          <table:table-cell table:formula="of:=((1-([.C42]/100))*[.B42])" office:value-type="float" office:value="306.54" calcext:value-type="float">
            <text:p>306.54</text:p>
          </table:table-cell>
          <table:table-cell table:formula="of:=((1-([.C42]/100/2))*[.B42])" office:value-type="float" office:value="546.27" calcext:value-type="float">
            <text:p>546.27</text:p>
          </table:table-cell>
          <table:table-cell table:formula="of:=0.2+(0.8*(1-[.C42]/100)^2)" office:value-type="float" office:value="0.32168" calcext:value-type="float">
            <text:p>0.32168</text:p>
          </table:table-cell>
          <table:table-cell table:formula="of:=[.F42]*[.B42]*4" office:value-type="float" office:value="1011.36192" calcext:value-type="float">
            <text:p>1011.36192</text:p>
          </table:table-cell>
        </table:table-row>
        <table:table-row table:style-name="ro1">
          <table:table-cell table:style-name="ce1" office:value-type="time" office:time-value="PT14H37M00S" calcext:value-type="time">
            <text:p>14:37:00</text:p>
          </table:table-cell>
          <table:table-cell office:value-type="float" office:value="748" calcext:value-type="float">
            <text:p>748</text:p>
          </table:table-cell>
          <table:table-cell office:value-type="float" office:value="62" calcext:value-type="float">
            <text:p>62</text:p>
          </table:table-cell>
          <table:table-cell table:formula="of:=((1-([.C43]/100))*[.B43])" office:value-type="float" office:value="284.24" calcext:value-type="float">
            <text:p>284.24</text:p>
          </table:table-cell>
          <table:table-cell table:formula="of:=((1-([.C43]/100/2))*[.B43])" office:value-type="float" office:value="516.12" calcext:value-type="float">
            <text:p>516.12</text:p>
          </table:table-cell>
          <table:table-cell table:formula="of:=0.2+(0.8*(1-[.C43]/100)^2)" office:value-type="float" office:value="0.31552" calcext:value-type="float">
            <text:p>0.31552</text:p>
          </table:table-cell>
          <table:table-cell table:formula="of:=[.F43]*[.B43]*4" office:value-type="float" office:value="944.03584" calcext:value-type="float">
            <text:p>944.03584</text:p>
          </table:table-cell>
        </table:table-row>
        <table:table-row table:style-name="ro1">
          <table:table-cell table:style-name="ce1" office:value-type="time" office:time-value="PT14H52M00S" calcext:value-type="time">
            <text:p>14:52:00</text:p>
          </table:table-cell>
          <table:table-cell office:value-type="float" office:value="707" calcext:value-type="float">
            <text:p>707</text:p>
          </table:table-cell>
          <table:table-cell office:value-type="float" office:value="63" calcext:value-type="float">
            <text:p>63</text:p>
          </table:table-cell>
          <table:table-cell table:formula="of:=((1-([.C44]/100))*[.B44])" office:value-type="float" office:value="261.59" calcext:value-type="float">
            <text:p>261.59</text:p>
          </table:table-cell>
          <table:table-cell table:formula="of:=((1-([.C44]/100/2))*[.B44])" office:value-type="float" office:value="484.295" calcext:value-type="float">
            <text:p>484.295</text:p>
          </table:table-cell>
          <table:table-cell table:formula="of:=0.2+(0.8*(1-[.C44]/100)^2)" office:value-type="float" office:value="0.30952" calcext:value-type="float">
            <text:p>0.30952</text:p>
          </table:table-cell>
          <table:table-cell table:formula="of:=[.F44]*[.B44]*4" office:value-type="float" office:value="875.32256" calcext:value-type="float">
            <text:p>875.32256</text:p>
          </table:table-cell>
        </table:table-row>
        <table:table-row table:style-name="ro1">
          <table:table-cell table:style-name="ce1" office:value-type="time" office:time-value="PT15H07M00S" calcext:value-type="time">
            <text:p>15:07:00</text:p>
          </table:table-cell>
          <table:table-cell office:value-type="float" office:value="664" calcext:value-type="float">
            <text:p>664</text:p>
          </table:table-cell>
          <table:table-cell office:value-type="float" office:value="67" calcext:value-type="float">
            <text:p>67</text:p>
          </table:table-cell>
          <table:table-cell table:formula="of:=((1-([.C45]/100))*[.B45])" office:value-type="float" office:value="219.12" calcext:value-type="float">
            <text:p>219.12</text:p>
          </table:table-cell>
          <table:table-cell table:formula="of:=((1-([.C45]/100/2))*[.B45])" office:value-type="float" office:value="441.56" calcext:value-type="float">
            <text:p>441.56</text:p>
          </table:table-cell>
          <table:table-cell table:formula="of:=0.2+(0.8*(1-[.C45]/100)^2)" office:value-type="float" office:value="0.28712" calcext:value-type="float">
            <text:p>0.28712</text:p>
          </table:table-cell>
          <table:table-cell table:formula="of:=[.F45]*[.B45]*4" office:value-type="float" office:value="762.59072" calcext:value-type="float">
            <text:p>762.59072</text:p>
          </table:table-cell>
        </table:table-row>
        <table:table-row table:style-name="ro1">
          <table:table-cell table:style-name="ce1" office:value-type="time" office:time-value="PT15H22M00S" calcext:value-type="time">
            <text:p>15:22:00</text:p>
          </table:table-cell>
          <table:table-cell office:value-type="float" office:value="618" calcext:value-type="float">
            <text:p>618</text:p>
          </table:table-cell>
          <table:table-cell office:value-type="float" office:value="68" calcext:value-type="float">
            <text:p>68</text:p>
          </table:table-cell>
          <table:table-cell table:formula="of:=((1-([.C46]/100))*[.B46])" office:value-type="float" office:value="197.76" calcext:value-type="float">
            <text:p>197.76</text:p>
          </table:table-cell>
          <table:table-cell table:formula="of:=((1-([.C46]/100/2))*[.B46])" office:value-type="float" office:value="407.88" calcext:value-type="float">
            <text:p>407.88</text:p>
          </table:table-cell>
          <table:table-cell table:formula="of:=0.2+(0.8*(1-[.C46]/100)^2)" office:value-type="float" office:value="0.28192" calcext:value-type="float">
            <text:p>0.28192</text:p>
          </table:table-cell>
          <table:table-cell table:formula="of:=[.F46]*[.B46]*4" office:value-type="float" office:value="696.90624" calcext:value-type="float">
            <text:p>696.90624</text:p>
          </table:table-cell>
        </table:table-row>
        <table:table-row table:style-name="ro1">
          <table:table-cell table:style-name="ce1" office:value-type="time" office:time-value="PT15H37M00S" calcext:value-type="time">
            <text:p>15:37:00</text:p>
          </table:table-cell>
          <table:table-cell office:value-type="float" office:value="570" calcext:value-type="float">
            <text:p>570</text:p>
          </table:table-cell>
          <table:table-cell office:value-type="float" office:value="69" calcext:value-type="float">
            <text:p>69</text:p>
          </table:table-cell>
          <table:table-cell table:formula="of:=((1-([.C47]/100))*[.B47])" office:value-type="float" office:value="176.7" calcext:value-type="float">
            <text:p>176.7</text:p>
          </table:table-cell>
          <table:table-cell table:formula="of:=((1-([.C47]/100/2))*[.B47])" office:value-type="float" office:value="373.35" calcext:value-type="float">
            <text:p>373.35</text:p>
          </table:table-cell>
          <table:table-cell table:formula="of:=0.2+(0.8*(1-[.C47]/100)^2)" office:value-type="float" office:value="0.27688" calcext:value-type="float">
            <text:p>0.27688</text:p>
          </table:table-cell>
          <table:table-cell table:formula="of:=[.F47]*[.B47]*4" office:value-type="float" office:value="631.2864" calcext:value-type="float">
            <text:p>631.2864</text:p>
          </table:table-cell>
        </table:table-row>
        <table:table-row table:style-name="ro1">
          <table:table-cell table:style-name="ce1" office:value-type="time" office:time-value="PT15H52M00S" calcext:value-type="time">
            <text:p>15:52:00</text:p>
          </table:table-cell>
          <table:table-cell office:value-type="float" office:value="521" calcext:value-type="float">
            <text:p>521</text:p>
          </table:table-cell>
          <table:table-cell office:value-type="float" office:value="70" calcext:value-type="float">
            <text:p>70</text:p>
          </table:table-cell>
          <table:table-cell table:formula="of:=((1-([.C48]/100))*[.B48])" office:value-type="float" office:value="156.3" calcext:value-type="float">
            <text:p>156.3</text:p>
          </table:table-cell>
          <table:table-cell table:formula="of:=((1-([.C48]/100/2))*[.B48])" office:value-type="float" office:value="338.65" calcext:value-type="float">
            <text:p>338.65</text:p>
          </table:table-cell>
          <table:table-cell table:formula="of:=0.2+(0.8*(1-[.C48]/100)^2)" office:value-type="float" office:value="0.272" calcext:value-type="float">
            <text:p>0.272</text:p>
          </table:table-cell>
          <table:table-cell table:formula="of:=[.F48]*[.B48]*4" office:value-type="float" office:value="566.848" calcext:value-type="float">
            <text:p>566.848</text:p>
          </table:table-cell>
        </table:table-row>
        <table:table-row table:style-name="ro1">
          <table:table-cell table:style-name="ce1" office:value-type="time" office:time-value="PT16H07M00S" calcext:value-type="time">
            <text:p>16:07:00</text:p>
          </table:table-cell>
          <table:table-cell office:value-type="float" office:value="471" calcext:value-type="float">
            <text:p>471</text:p>
          </table:table-cell>
          <table:table-cell office:value-type="float" office:value="73" calcext:value-type="float">
            <text:p>73</text:p>
          </table:table-cell>
          <table:table-cell table:formula="of:=((1-([.C49]/100))*[.B49])" office:value-type="float" office:value="127.17" calcext:value-type="float">
            <text:p>127.17</text:p>
          </table:table-cell>
          <table:table-cell table:formula="of:=((1-([.C49]/100/2))*[.B49])" office:value-type="float" office:value="299.085" calcext:value-type="float">
            <text:p>299.085</text:p>
          </table:table-cell>
          <table:table-cell table:formula="of:=0.2+(0.8*(1-[.C49]/100)^2)" office:value-type="float" office:value="0.25832" calcext:value-type="float">
            <text:p>0.25832</text:p>
          </table:table-cell>
          <table:table-cell table:formula="of:=[.F49]*[.B49]*4" office:value-type="float" office:value="486.67488" calcext:value-type="float">
            <text:p>486.67488</text:p>
          </table:table-cell>
        </table:table-row>
        <table:table-row table:style-name="ro1">
          <table:table-cell table:style-name="ce1" office:value-type="time" office:time-value="PT16H22M00S" calcext:value-type="time">
            <text:p>16:22:00</text:p>
          </table:table-cell>
          <table:table-cell office:value-type="float" office:value="420" calcext:value-type="float">
            <text:p>420</text:p>
          </table:table-cell>
          <table:table-cell office:value-type="float" office:value="74" calcext:value-type="float">
            <text:p>74</text:p>
          </table:table-cell>
          <table:table-cell table:formula="of:=((1-([.C50]/100))*[.B50])" office:value-type="float" office:value="109.2" calcext:value-type="float">
            <text:p>109.2</text:p>
          </table:table-cell>
          <table:table-cell table:formula="of:=((1-([.C50]/100/2))*[.B50])" office:value-type="float" office:value="264.6" calcext:value-type="float">
            <text:p>264.6</text:p>
          </table:table-cell>
          <table:table-cell table:formula="of:=0.2+(0.8*(1-[.C50]/100)^2)" office:value-type="float" office:value="0.25408" calcext:value-type="float">
            <text:p>0.25408</text:p>
          </table:table-cell>
          <table:table-cell table:formula="of:=[.F50]*[.B50]*4" office:value-type="float" office:value="426.8544" calcext:value-type="float">
            <text:p>426.8544</text:p>
          </table:table-cell>
        </table:table-row>
        <table:table-row table:style-name="ro1">
          <table:table-cell table:style-name="ce1" office:value-type="time" office:time-value="PT16H37M00S" calcext:value-type="time">
            <text:p>16:37:00</text:p>
          </table:table-cell>
          <table:table-cell office:value-type="float" office:value="369" calcext:value-type="float">
            <text:p>369</text:p>
          </table:table-cell>
          <table:table-cell office:value-type="float" office:value="75" calcext:value-type="float">
            <text:p>75</text:p>
          </table:table-cell>
          <table:table-cell table:formula="of:=((1-([.C51]/100))*[.B51])" office:value-type="float" office:value="92.25" calcext:value-type="float">
            <text:p>92.25</text:p>
          </table:table-cell>
          <table:table-cell table:formula="of:=((1-([.C51]/100/2))*[.B51])" office:value-type="float" office:value="230.625" calcext:value-type="float">
            <text:p>230.625</text:p>
          </table:table-cell>
          <table:table-cell table:formula="of:=0.2+(0.8*(1-[.C51]/100)^2)" office:value-type="float" office:value="0.25" calcext:value-type="float">
            <text:p>0.25</text:p>
          </table:table-cell>
          <table:table-cell table:formula="of:=[.F51]*[.B51]*4" office:value-type="float" office:value="369" calcext:value-type="float">
            <text:p>369</text:p>
          </table:table-cell>
        </table:table-row>
        <table:table-row table:style-name="ro1">
          <table:table-cell table:style-name="ce1" office:value-type="time" office:time-value="PT16H52M00S" calcext:value-type="time">
            <text:p>16:52:00</text:p>
          </table:table-cell>
          <table:table-cell office:value-type="float" office:value="318" calcext:value-type="float">
            <text:p>318</text:p>
          </table:table-cell>
          <table:table-cell office:value-type="float" office:value="76" calcext:value-type="float">
            <text:p>76</text:p>
          </table:table-cell>
          <table:table-cell table:formula="of:=((1-([.C52]/100))*[.B52])" office:value-type="float" office:value="76.32" calcext:value-type="float">
            <text:p>76.32</text:p>
          </table:table-cell>
          <table:table-cell table:formula="of:=((1-([.C52]/100/2))*[.B52])" office:value-type="float" office:value="197.16" calcext:value-type="float">
            <text:p>197.16</text:p>
          </table:table-cell>
          <table:table-cell table:formula="of:=0.2+(0.8*(1-[.C52]/100)^2)" office:value-type="float" office:value="0.24608" calcext:value-type="float">
            <text:p>0.24608</text:p>
          </table:table-cell>
          <table:table-cell table:formula="of:=[.F52]*[.B52]*4" office:value-type="float" office:value="313.01376" calcext:value-type="float">
            <text:p>313.01376</text:p>
          </table:table-cell>
        </table:table-row>
        <table:table-row table:style-name="ro1">
          <table:table-cell table:style-name="ce1" office:value-type="time" office:time-value="PT17H07M00S" calcext:value-type="time">
            <text:p>17:07:00</text:p>
          </table:table-cell>
          <table:table-cell office:value-type="float" office:value="269" calcext:value-type="float">
            <text:p>269</text:p>
          </table:table-cell>
          <table:table-cell office:value-type="float" office:value="60" calcext:value-type="float">
            <text:p>60</text:p>
          </table:table-cell>
          <table:table-cell table:formula="of:=((1-([.C53]/100))*[.B53])" office:value-type="float" office:value="107.6" calcext:value-type="float">
            <text:p>107.6</text:p>
          </table:table-cell>
          <table:table-cell table:formula="of:=((1-([.C53]/100/2))*[.B53])" office:value-type="float" office:value="188.3" calcext:value-type="float">
            <text:p>188.3</text:p>
          </table:table-cell>
          <table:table-cell table:formula="of:=0.2+(0.8*(1-[.C53]/100)^2)" office:value-type="float" office:value="0.328" calcext:value-type="float">
            <text:p>0.328</text:p>
          </table:table-cell>
          <table:table-cell table:formula="of:=[.F53]*[.B53]*4" office:value-type="float" office:value="352.928" calcext:value-type="float">
            <text:p>352.928</text:p>
          </table:table-cell>
        </table:table-row>
        <table:table-row table:style-name="ro1">
          <table:table-cell table:style-name="ce1" office:value-type="time" office:time-value="PT17H22M00S" calcext:value-type="time">
            <text:p>17:22:00</text:p>
          </table:table-cell>
          <table:table-cell office:value-type="float" office:value="221" calcext:value-type="float">
            <text:p>221</text:p>
          </table:table-cell>
          <table:table-cell office:value-type="float" office:value="61" calcext:value-type="float">
            <text:p>61</text:p>
          </table:table-cell>
          <table:table-cell table:formula="of:=((1-([.C54]/100))*[.B54])" office:value-type="float" office:value="86.19" calcext:value-type="float">
            <text:p>86.19</text:p>
          </table:table-cell>
          <table:table-cell table:formula="of:=((1-([.C54]/100/2))*[.B54])" office:value-type="float" office:value="153.595" calcext:value-type="float">
            <text:p>153.595</text:p>
          </table:table-cell>
          <table:table-cell table:formula="of:=0.2+(0.8*(1-[.C54]/100)^2)" office:value-type="float" office:value="0.32168" calcext:value-type="float">
            <text:p>0.32168</text:p>
          </table:table-cell>
          <table:table-cell table:formula="of:=[.F54]*[.B54]*4" office:value-type="float" office:value="284.36512" calcext:value-type="float">
            <text:p>284.36512</text:p>
          </table:table-cell>
        </table:table-row>
        <table:table-row table:style-name="ro1">
          <table:table-cell table:style-name="ce1" office:value-type="time" office:time-value="PT17H37M00S" calcext:value-type="time">
            <text:p>17:37:00</text:p>
          </table:table-cell>
          <table:table-cell office:value-type="float" office:value="176" calcext:value-type="float">
            <text:p>176</text:p>
          </table:table-cell>
          <table:table-cell office:value-type="float" office:value="62" calcext:value-type="float">
            <text:p>62</text:p>
          </table:table-cell>
          <table:table-cell table:formula="of:=((1-([.C55]/100))*[.B55])" office:value-type="float" office:value="66.88" calcext:value-type="float">
            <text:p>66.88</text:p>
          </table:table-cell>
          <table:table-cell table:formula="of:=((1-([.C55]/100/2))*[.B55])" office:value-type="float" office:value="121.44" calcext:value-type="float">
            <text:p>121.44</text:p>
          </table:table-cell>
          <table:table-cell table:formula="of:=0.2+(0.8*(1-[.C55]/100)^2)" office:value-type="float" office:value="0.31552" calcext:value-type="float">
            <text:p>0.31552</text:p>
          </table:table-cell>
          <table:table-cell table:formula="of:=[.F55]*[.B55]*4" office:value-type="float" office:value="222.12608" calcext:value-type="float">
            <text:p>222.12608</text:p>
          </table:table-cell>
        </table:table-row>
        <table:table-row table:style-name="ro1">
          <table:table-cell table:style-name="ce1" office:value-type="time" office:time-value="PT17H52M00S" calcext:value-type="time">
            <text:p>17:52:00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table:formula="of:=((1-([.C56]/100))*[.B56])" office:value-type="float" office:value="49.58" calcext:value-type="float">
            <text:p>49.58</text:p>
          </table:table-cell>
          <table:table-cell table:formula="of:=((1-([.C56]/100/2))*[.B56])" office:value-type="float" office:value="91.79" calcext:value-type="float">
            <text:p>91.79</text:p>
          </table:table-cell>
          <table:table-cell table:formula="of:=0.2+(0.8*(1-[.C56]/100)^2)" office:value-type="float" office:value="0.30952" calcext:value-type="float">
            <text:p>0.30952</text:p>
          </table:table-cell>
          <table:table-cell table:formula="of:=[.F56]*[.B56]*4" office:value-type="float" office:value="165.90272" calcext:value-type="float">
            <text:p>165.90272</text:p>
          </table:table-cell>
        </table:table-row>
        <table:table-row table:style-name="ro1">
          <table:table-cell table:style-name="ce1" office:value-type="time" office:time-value="PT18H07M00S" calcext:value-type="time">
            <text:p>18:07:00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  <table:table-cell table:formula="of:=((1-([.C57]/100))*[.B57])" office:value-type="float" office:value="32.64" calcext:value-type="float">
            <text:p>32.64</text:p>
          </table:table-cell>
          <table:table-cell table:formula="of:=((1-([.C57]/100/2))*[.B57])" office:value-type="float" office:value="64.32" calcext:value-type="float">
            <text:p>64.32</text:p>
          </table:table-cell>
          <table:table-cell table:formula="of:=0.2+(0.8*(1-[.C57]/100)^2)" office:value-type="float" office:value="0.29248" calcext:value-type="float">
            <text:p>0.29248</text:p>
          </table:table-cell>
          <table:table-cell table:formula="of:=[.F57]*[.B57]*4" office:value-type="float" office:value="112.31232" calcext:value-type="float">
            <text:p>112.31232</text:p>
          </table:table-cell>
        </table:table-row>
        <table:table-row table:style-name="ro1">
          <table:table-cell table:style-name="ce1" office:value-type="time" office:time-value="PT18H22M00S" calcext:value-type="time">
            <text:p>18:22:00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formula="of:=((1-([.C58]/100))*[.B58])" office:value-type="float" office:value="20.79" calcext:value-type="float">
            <text:p>20.79</text:p>
          </table:table-cell>
          <table:table-cell table:formula="of:=((1-([.C58]/100/2))*[.B58])" office:value-type="float" office:value="41.895" calcext:value-type="float">
            <text:p>41.895</text:p>
          </table:table-cell>
          <table:table-cell table:formula="of:=0.2+(0.8*(1-[.C58]/100)^2)" office:value-type="float" office:value="0.28712" calcext:value-type="float">
            <text:p>0.28712</text:p>
          </table:table-cell>
          <table:table-cell table:formula="of:=[.F58]*[.B58]*4" office:value-type="float" office:value="72.35424" calcext:value-type="float">
            <text:p>72.35424</text:p>
          </table:table-cell>
        </table:table-row>
        <table:table-row table:style-name="ro1">
          <table:table-cell table:style-name="ce1" office:value-type="time" office:time-value="PT18H37M00S" calcext:value-type="time">
            <text:p>18:37:00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formula="of:=((1-([.C59]/100))*[.B59])" office:value-type="float" office:value="18.24" calcext:value-type="float">
            <text:p>18.24</text:p>
          </table:table-cell>
          <table:table-cell table:formula="of:=((1-([.C59]/100/2))*[.B59])" office:value-type="float" office:value="37.62" calcext:value-type="float">
            <text:p>37.62</text:p>
          </table:table-cell>
          <table:table-cell table:formula="of:=0.2+(0.8*(1-[.C59]/100)^2)" office:value-type="float" office:value="0.28192" calcext:value-type="float">
            <text:p>0.28192</text:p>
          </table:table-cell>
          <table:table-cell table:formula="of:=[.F59]*[.B59]*4" office:value-type="float" office:value="64.27776" calcext:value-type="float">
            <text:p>64.27776</text:p>
          </table:table-cell>
        </table:table-row>
        <table:table-row table:style-name="ro1">
          <table:table-cell table:style-name="ce1" office:value-type="time" office:time-value="PT18H52M00S" calcext:value-type="time">
            <text:p>18:52:00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formula="of:=((1-([.C60]/100))*[.B60])" office:value-type="float" office:value="14.88" calcext:value-type="float">
            <text:p>14.88</text:p>
          </table:table-cell>
          <table:table-cell table:formula="of:=((1-([.C60]/100/2))*[.B60])" office:value-type="float" office:value="31.44" calcext:value-type="float">
            <text:p>31.44</text:p>
          </table:table-cell>
          <table:table-cell table:formula="of:=0.2+(0.8*(1-[.C60]/100)^2)" office:value-type="float" office:value="0.27688" calcext:value-type="float">
            <text:p>0.27688</text:p>
          </table:table-cell>
          <table:table-cell table:formula="of:=[.F60]*[.B60]*4" office:value-type="float" office:value="53.16096" calcext:value-type="float">
            <text:p>53.16096</text:p>
          </table:table-cell>
        </table:table-row>
        <table:table-row table:style-name="ro1">
          <table:table-cell table:style-name="ce1" office:value-type="time" office:time-value="PT19H07M00S" calcext:value-type="time">
            <text:p>19:07:0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formula="of:=((1-([.C61]/100))*[.B61])" office:value-type="float" office:value="12.48" calcext:value-type="float">
            <text:p>12.48</text:p>
          </table:table-cell>
          <table:table-cell table:formula="of:=((1-([.C61]/100/2))*[.B61])" office:value-type="float" office:value="25.74" calcext:value-type="float">
            <text:p>25.74</text:p>
          </table:table-cell>
          <table:table-cell table:formula="of:=0.2+(0.8*(1-[.C61]/100)^2)" office:value-type="float" office:value="0.28192" calcext:value-type="float">
            <text:p>0.28192</text:p>
          </table:table-cell>
          <table:table-cell table:formula="of:=[.F61]*[.B61]*4" office:value-type="float" office:value="43.97952" calcext:value-type="float">
            <text:p>43.97952</text:p>
          </table:table-cell>
        </table:table-row>
        <table:table-row table:style-name="ro1">
          <table:table-cell table:style-name="ce1" office:value-type="time" office:time-value="PT19H22M00S" calcext:value-type="time">
            <text:p>19:22:0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table:formula="of:=((1-([.C62]/100))*[.B62])" office:value-type="float" office:value="9.3" calcext:value-type="float">
            <text:p>9.3</text:p>
          </table:table-cell>
          <table:table-cell table:formula="of:=((1-([.C62]/100/2))*[.B62])" office:value-type="float" office:value="19.65" calcext:value-type="float">
            <text:p>19.65</text:p>
          </table:table-cell>
          <table:table-cell table:formula="of:=0.2+(0.8*(1-[.C62]/100)^2)" office:value-type="float" office:value="0.27688" calcext:value-type="float">
            <text:p>0.27688</text:p>
          </table:table-cell>
          <table:table-cell table:formula="of:=[.F62]*[.B62]*4" office:value-type="float" office:value="33.2256" calcext:value-type="float">
            <text:p>33.2256</text:p>
          </table:table-cell>
        </table:table-row>
        <table:table-row table:style-name="ro1">
          <table:table-cell table:style-name="ce1" office:value-type="time" office:time-value="PT19H37M00S" calcext:value-type="time">
            <text:p>19:37: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formula="of:=((1-([.C63]/100))*[.B63])" office:value-type="float" office:value="6" calcext:value-type="float">
            <text:p>6</text:p>
          </table:table-cell>
          <table:table-cell table:formula="of:=((1-([.C63]/100/2))*[.B63])" office:value-type="float" office:value="13" calcext:value-type="float">
            <text:p>13</text:p>
          </table:table-cell>
          <table:table-cell table:formula="of:=0.2+(0.8*(1-[.C63]/100)^2)" office:value-type="float" office:value="0.272" calcext:value-type="float">
            <text:p>0.272</text:p>
          </table:table-cell>
          <table:table-cell table:formula="of:=[.F63]*[.B63]*4" office:value-type="float" office:value="21.76" calcext:value-type="float">
            <text:p>21.76</text:p>
          </table:table-cell>
        </table:table-row>
        <table:table-row table:style-name="ro1">
          <table:table-cell table:style-name="ce1" office:value-type="time" office:time-value="PT19H52M00S" calcext:value-type="time">
            <text:p>19:52:00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formula="of:=((1-([.C64]/100))*[.B64])" office:value-type="float" office:value="2.9" calcext:value-type="float">
            <text:p>2.9</text:p>
          </table:table-cell>
          <table:table-cell table:formula="of:=((1-([.C64]/100/2))*[.B64])" office:value-type="float" office:value="6.45" calcext:value-type="float">
            <text:p>6.45</text:p>
          </table:table-cell>
          <table:table-cell table:formula="of:=0.2+(0.8*(1-[.C64]/100)^2)" office:value-type="float" office:value="0.26728" calcext:value-type="float">
            <text:p>0.26728</text:p>
          </table:table-cell>
          <table:table-cell table:formula="of:=[.F64]*[.B64]*4" office:value-type="float" office:value="10.6912" calcext:value-type="float">
            <text:p>10.6912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  <table:table-cell table:formula="of:=[.F65]*[.B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66]*[.B6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67]*[.B6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68]*[.B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3"/>
          <table:table-cell table:formula="of:=[.F69]*[.B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0]*[.B7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1]*[.B7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2]*[.B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table:formula="of:=[.F73]*[.B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4]*[.B74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5]*[.B7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6]*[.B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table:formula="of:=[.F77]*[.B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8]*[.B7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9]*[.B7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0]*[.B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/>
          <table:table-cell table:formula="of:=[.F81]*[.B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2]*[.B8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3]*[.B8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4]*[.B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table:formula="of:=[.F85]*[.B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6]*[.B8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7]*[.B8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88]*[.B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table:formula="of:=[.F89]*[.B8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1:30:26.005851865</meta:creation-date>
    <meta:generator>LibreOffice/4.2.8.2$Linux_X86_64 LibreOffice_project/420m0$Build-2</meta:generator>
    <meta:document-statistic meta:table-count="1" meta:cell-count="4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865cm" svg:height="20.958cm" xlink:href=".." xlink:type="simple" chart:class="chart:line" chart:style-name="ch1">
        <chart:legend chart:legend-position="end" svg:x="24.219cm" svg:y="8.437cm" style:legend-expansion="high" chart:style-name="ch2"/>
        <chart:plot-area chart:style-name="ch3" table:cell-range-address="Sheet1.A1:Sheet1.G64" chart:data-source-has-labels="both" svg:x="0.557cm" svg:y="0.419cm" svg:width="23.105cm" svg:height="20.12cm">
          <chartooo:coordinate-region svg:x="1.635cm" svg:y="0.618cm" svg:width="21.888cm" svg:height="18.455cm"/>
          <chart:axis chart:dimension="x" chart:name="primary-x" chart:style-name="ch4" chartooo:axis-type="auto">
            <chartooo:date-scale/>
            <chart:categories table:cell-range-address="Sheet1.A2:Sheet1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4" chart:label-cell-address="Sheet1.B1:Sheet1.B1" chart:class="chart:line">
            <chart:data-point chart:repeated="63"/>
          </chart:series>
          <chart:series chart:style-name="ch8" chart:values-cell-range-address="Sheet1.C2:Sheet1.C64" chart:label-cell-address="Sheet1.C1:Sheet1.C1" chart:class="chart:line">
            <chart:data-point chart:repeated="63"/>
          </chart:series>
          <chart:series chart:style-name="ch9" chart:values-cell-range-address="Sheet1.B2:Sheet1.B64" chart:label-cell-address="Sheet1.B1:Sheet1.B1" chart:class="chart:line">
            <chart:data-point chart:repeated="63"/>
          </chart:series>
          <chart:series chart:style-name="ch10" chart:values-cell-range-address="Sheet1.C2:Sheet1.C64" chart:label-cell-address="Sheet1.C1:Sheet1.C1" chart:class="chart:line">
            <chart:data-point chart:repeated="63"/>
          </chart:series>
          <chart:series chart:style-name="ch11" chart:values-cell-range-address="Sheet1.D2:Sheet1.D64" chart:label-cell-address="Sheet1.D1:Sheet1.D1" chart:class="chart:line">
            <chart:data-point chart:repeated="63"/>
          </chart:series>
          <chart:series chart:style-name="ch12" chart:values-cell-range-address="Sheet1.E2:Sheet1.E64" chart:label-cell-address="Sheet1.E1:Sheet1.E1" chart:class="chart:line">
            <chart:data-point chart:repeated="63"/>
          </chart:series>
          <chart:series chart:style-name="ch13" chart:values-cell-range-address="Sheet1.F2:Sheet1.F64" chart:label-cell-address="Sheet1.F1:Sheet1.F1" chart:class="chart:line">
            <chart:data-point chart:repeated="63"/>
          </chart:series>
          <chart:series chart:style-name="ch14" chart:values-cell-range-address="Sheet1.G2:Sheet1.G64" chart:label-cell-address="Sheet1.G1:Sheet1.G1" chart:class="chart:line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</text:p>
                <draw:g>
                  <svg:desc>Sheet1.B1:Sheet1.B1</svg:desc>
                </draw:g>
              </table:table-cell>
              <table:table-cell office:value-type="string">
                <text:p>Cloud Cover %</text:p>
                <draw:g>
                  <svg:desc>Sheet1.C1:Sheet1.C1</svg:desc>
                </draw:g>
              </table:table-cell>
              <table:table-cell office:value-type="string">
                <text:p>Gc</text:p>
                <draw:g>
                  <svg:desc>Sheet1.B1:Sheet1.B1</svg:desc>
                </draw:g>
              </table:table-cell>
              <table:table-cell office:value-type="string">
                <text:p>Cloud Cover %</text:p>
                <draw:g>
                  <svg:desc>Sheet1.C1:Sheet1.C1</svg:desc>
                </draw:g>
              </table:table-cell>
              <table:table-cell office:value-type="string">
                <text:p>Total Powr</text:p>
                <draw:g>
                  <svg:desc>Sheet1.D1:Sheet1.D1</svg:desc>
                </draw:g>
              </table:table-cell>
              <table:table-cell office:value-type="string">
                <text:p>Corrected</text:p>
                <draw:g>
                  <svg:desc>Sheet1.E1:Sheet1.E1</svg:desc>
                </draw:g>
              </table:table-cell>
              <table:table-cell office:value-type="string">
                <text:p>Factor</text:p>
                <draw:g>
                  <svg:desc>Sheet1.F1:Sheet1.F1</svg:desc>
                </draw:g>
              </table:table-cell>
              <table:table-cell office:value-type="string">
                <text:p>Tot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181944444444444">
                <text:p>0</text:p>
                <draw:g>
                  <svg:desc>Sheet1.A2:Sheet1.A64</svg:desc>
                </draw:g>
              </table:table-cell>
              <table:table-cell office:value-type="float" office:value="20">
                <text:p>20</text:p>
                <draw:g>
                  <svg:desc>Sheet1.B2:Sheet1.B64</svg:desc>
                </draw:g>
              </table:table-cell>
              <table:table-cell office:value-type="float" office:value="NaN">
                <text:p>NaN</text:p>
                <draw:g>
                  <svg:desc>Sheet1.C2:Sheet1.C64</svg:desc>
                </draw:g>
              </table:table-cell>
              <table:table-cell office:value-type="float" office:value="20">
                <text:p>20</text:p>
                <draw:g>
                  <svg:desc>Sheet1.B2:Sheet1.B64</svg:desc>
                </draw:g>
              </table:table-cell>
              <table:table-cell office:value-type="float" office:value="NaN">
                <text:p>NaN</text:p>
                <draw:g>
                  <svg:desc>Sheet1.C2:Sheet1.C64</svg:desc>
                </draw:g>
              </table:table-cell>
              <table:table-cell office:value-type="float" office:value="20">
                <text:p>20</text:p>
                <draw:g>
                  <svg:desc>Sheet1.D2:Sheet1.D64</svg:desc>
                </draw:g>
              </table:table-cell>
              <table:table-cell office:value-type="float" office:value="20">
                <text:p>20</text:p>
                <draw:g>
                  <svg:desc>Sheet1.E2:Sheet1.E64</svg:desc>
                </draw:g>
              </table:table-cell>
              <table:table-cell office:value-type="float" office:value="1">
                <text:p>1</text:p>
                <draw:g>
                  <svg:desc>Sheet1.F2:Sheet1.F64</svg:desc>
                </draw:g>
              </table:table-cell>
              <table:table-cell office:value-type="float" office:value="NaN">
                <text:p>NaN</text:p>
                <draw:g>
                  <svg:desc>Sheet1.G2:Sheet1.G64</svg:desc>
                </draw:g>
              </table:table-cell>
            </table:table-row>
            <table:table-row>
              <table:table-cell office:value-type="float" office:value="0.192361111111111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02777777777778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13194444444444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23611111111111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34027777777778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44444444444444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4861111111111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65277777777778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75694444444444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86111111111111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96527777777778">
                <text:p>0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06944444444444">
                <text:p>0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17361111111111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27777777777778">
                <text:p>0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38194444444444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521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48611111111111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59027777777778">
                <text:p>0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618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69444444444444">
                <text:p>0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664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79861111111111">
                <text:p>0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707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390277777777778">
                <text:p>0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748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00694444444444">
                <text:p>0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786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11111111111111">
                <text:p>0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821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21527777777778">
                <text:p>0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853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31944444444444">
                <text:p>0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881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42361111111111">
                <text:p>0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905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52777777777778">
                <text:p>0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926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63194444444444">
                <text:p>0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942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73611111111111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955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84027777777778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963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494444444444444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967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04861111111111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59">
                <text:p>59</text:p>
              </table:table-cell>
              <table:table-cell office:value-type="float" office:value="967">
                <text:p>967</text:p>
              </table:table-cell>
              <table:table-cell office:value-type="float" office:value="59">
                <text:p>59</text:p>
              </table:table-cell>
              <table:table-cell office:value-type="float" office:value="396.47">
                <text:p>396.47</text:p>
              </table:table-cell>
              <table:table-cell office:value-type="float" office:value="681.735">
                <text:p>681.735</text:p>
              </table:table-cell>
              <table:table-cell office:value-type="float" office:value="0.33448">
                <text:p>0.33448</text:p>
              </table:table-cell>
              <table:table-cell office:value-type="float" office:value="1293.76864">
                <text:p>1293.76864</text:p>
              </table:table-cell>
            </table:table-row>
            <table:table-row>
              <table:table-cell office:value-type="float" office:value="0.515277777777778">
                <text:p>0</text:p>
              </table:table-cell>
              <table:table-cell office:value-type="float" office:value="963">
                <text:p>963</text:p>
              </table:table-cell>
              <table:table-cell office:value-type="float" office:value="60">
                <text:p>60</text:p>
              </table:table-cell>
              <table:table-cell office:value-type="float" office:value="963">
                <text:p>963</text:p>
              </table:table-cell>
              <table:table-cell office:value-type="float" office:value="60">
                <text:p>60</text:p>
              </table:table-cell>
              <table:table-cell office:value-type="float" office:value="385.2">
                <text:p>385.2</text:p>
              </table:table-cell>
              <table:table-cell office:value-type="float" office:value="674.1">
                <text:p>674.1</text:p>
              </table:table-cell>
              <table:table-cell office:value-type="float" office:value="0.328">
                <text:p>0.328</text:p>
              </table:table-cell>
              <table:table-cell office:value-type="float" office:value="1263.456">
                <text:p>1263.456</text:p>
              </table:table-cell>
            </table:table-row>
            <table:table-row>
              <table:table-cell office:value-type="float" office:value="0.525694444444444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61">
                <text:p>61</text:p>
              </table:table-cell>
              <table:table-cell office:value-type="float" office:value="955">
                <text:p>955</text:p>
              </table:table-cell>
              <table:table-cell office:value-type="float" office:value="61">
                <text:p>61</text:p>
              </table:table-cell>
              <table:table-cell office:value-type="float" office:value="372.45">
                <text:p>372.45</text:p>
              </table:table-cell>
              <table:table-cell office:value-type="float" office:value="663.725">
                <text:p>663.725</text:p>
              </table:table-cell>
              <table:table-cell office:value-type="float" office:value="0.32168">
                <text:p>0.32168</text:p>
              </table:table-cell>
              <table:table-cell office:value-type="float" office:value="1228.8176">
                <text:p>1228.8176</text:p>
              </table:table-cell>
            </table:table-row>
            <table:table-row>
              <table:table-cell office:value-type="float" office:value="0.536111111111111">
                <text:p>0</text:p>
              </table:table-cell>
              <table:table-cell office:value-type="float" office:value="942">
                <text:p>942</text:p>
              </table:table-cell>
              <table:table-cell office:value-type="float" office:value="62">
                <text:p>62</text:p>
              </table:table-cell>
              <table:table-cell office:value-type="float" office:value="942">
                <text:p>942</text:p>
              </table:table-cell>
              <table:table-cell office:value-type="float" office:value="62">
                <text:p>62</text:p>
              </table:table-cell>
              <table:table-cell office:value-type="float" office:value="357.96">
                <text:p>357.96</text:p>
              </table:table-cell>
              <table:table-cell office:value-type="float" office:value="649.98">
                <text:p>649.98</text:p>
              </table:table-cell>
              <table:table-cell office:value-type="float" office:value="0.31552">
                <text:p>0.31552</text:p>
              </table:table-cell>
              <table:table-cell office:value-type="float" office:value="1188.87936">
                <text:p>1188.87936</text:p>
              </table:table-cell>
            </table:table-row>
            <table:table-row>
              <table:table-cell office:value-type="float" office:value="0.546527777777778">
                <text:p>0</text:p>
              </table:table-cell>
              <table:table-cell office:value-type="float" office:value="926">
                <text:p>926</text:p>
              </table:table-cell>
              <table:table-cell office:value-type="float" office:value="49">
                <text:p>49</text:p>
              </table:table-cell>
              <table:table-cell office:value-type="float" office:value="926">
                <text:p>926</text:p>
              </table:table-cell>
              <table:table-cell office:value-type="float" office:value="49">
                <text:p>49</text:p>
              </table:table-cell>
              <table:table-cell office:value-type="float" office:value="472.26">
                <text:p>472.26</text:p>
              </table:table-cell>
              <table:table-cell office:value-type="float" office:value="699.13">
                <text:p>699.13</text:p>
              </table:table-cell>
              <table:table-cell office:value-type="float" office:value="0.40808">
                <text:p>0.40808</text:p>
              </table:table-cell>
              <table:table-cell office:value-type="float" office:value="1511.52832">
                <text:p>1511.52832</text:p>
              </table:table-cell>
            </table:table-row>
            <table:table-row>
              <table:table-cell office:value-type="float" office:value="0.556944444444444">
                <text:p>0</text:p>
              </table:table-cell>
              <table:table-cell office:value-type="float" office:value="905">
                <text:p>905</text:p>
              </table:table-cell>
              <table:table-cell office:value-type="float" office:value="50">
                <text:p>50</text:p>
              </table:table-cell>
              <table:table-cell office:value-type="float" office:value="905">
                <text:p>905</text:p>
              </table:table-cell>
              <table:table-cell office:value-type="float" office:value="50">
                <text:p>50</text:p>
              </table:table-cell>
              <table:table-cell office:value-type="float" office:value="452.5">
                <text:p>452.5</text:p>
              </table:table-cell>
              <table:table-cell office:value-type="float" office:value="678.75">
                <text:p>678.75</text:p>
              </table:table-cell>
              <table:table-cell office:value-type="float" office:value="0.4">
                <text:p>0.4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0.567361111111111">
                <text:p>0</text:p>
              </table:table-cell>
              <table:table-cell office:value-type="float" office:value="881">
                <text:p>881</text:p>
              </table:table-cell>
              <table:table-cell office:value-type="float" office:value="51">
                <text:p>51</text:p>
              </table:table-cell>
              <table:table-cell office:value-type="float" office:value="881">
                <text:p>881</text:p>
              </table:table-cell>
              <table:table-cell office:value-type="float" office:value="51">
                <text:p>51</text:p>
              </table:table-cell>
              <table:table-cell office:value-type="float" office:value="431.69">
                <text:p>431.69</text:p>
              </table:table-cell>
              <table:table-cell office:value-type="float" office:value="656.345">
                <text:p>656.345</text:p>
              </table:table-cell>
              <table:table-cell office:value-type="float" office:value="0.39208">
                <text:p>0.39208</text:p>
              </table:table-cell>
              <table:table-cell office:value-type="float" office:value="1381.68992">
                <text:p>1381.68992</text:p>
              </table:table-cell>
            </table:table-row>
            <table:table-row>
              <table:table-cell office:value-type="float" office:value="0.577777777777778">
                <text:p>0</text:p>
              </table:table-cell>
              <table:table-cell office:value-type="float" office:value="853">
                <text:p>853</text:p>
              </table:table-cell>
              <table:table-cell office:value-type="float" office:value="52">
                <text:p>52</text:p>
              </table:table-cell>
              <table:table-cell office:value-type="float" office:value="853">
                <text:p>853</text:p>
              </table:table-cell>
              <table:table-cell office:value-type="float" office:value="52">
                <text:p>52</text:p>
              </table:table-cell>
              <table:table-cell office:value-type="float" office:value="409.44">
                <text:p>409.44</text:p>
              </table:table-cell>
              <table:table-cell office:value-type="float" office:value="631.22">
                <text:p>631.22</text:p>
              </table:table-cell>
              <table:table-cell office:value-type="float" office:value="0.38432">
                <text:p>0.38432</text:p>
              </table:table-cell>
              <table:table-cell office:value-type="float" office:value="1311.29984">
                <text:p>1311.29984</text:p>
              </table:table-cell>
            </table:table-row>
            <table:table-row>
              <table:table-cell office:value-type="float" office:value="0.588194444444444">
                <text:p>0</text:p>
              </table:table-cell>
              <table:table-cell office:value-type="float" office:value="821">
                <text:p>821</text:p>
              </table:table-cell>
              <table:table-cell office:value-type="float" office:value="60">
                <text:p>60</text:p>
              </table:table-cell>
              <table:table-cell office:value-type="float" office:value="821">
                <text:p>821</text:p>
              </table:table-cell>
              <table:table-cell office:value-type="float" office:value="60">
                <text:p>60</text:p>
              </table:table-cell>
              <table:table-cell office:value-type="float" office:value="328.4">
                <text:p>328.4</text:p>
              </table:table-cell>
              <table:table-cell office:value-type="float" office:value="574.7">
                <text:p>574.7</text:p>
              </table:table-cell>
              <table:table-cell office:value-type="float" office:value="0.328">
                <text:p>0.328</text:p>
              </table:table-cell>
              <table:table-cell office:value-type="float" office:value="1077.152">
                <text:p>1077.152</text:p>
              </table:table-cell>
            </table:table-row>
            <table:table-row>
              <table:table-cell office:value-type="float" office:value="0.598611111111111">
                <text:p>0</text:p>
              </table:table-cell>
              <table:table-cell office:value-type="float" office:value="786">
                <text:p>786</text:p>
              </table:table-cell>
              <table:table-cell office:value-type="float" office:value="61">
                <text:p>61</text:p>
              </table:table-cell>
              <table:table-cell office:value-type="float" office:value="786">
                <text:p>786</text:p>
              </table:table-cell>
              <table:table-cell office:value-type="float" office:value="61">
                <text:p>61</text:p>
              </table:table-cell>
              <table:table-cell office:value-type="float" office:value="306.54">
                <text:p>306.54</text:p>
              </table:table-cell>
              <table:table-cell office:value-type="float" office:value="546.27">
                <text:p>546.27</text:p>
              </table:table-cell>
              <table:table-cell office:value-type="float" office:value="0.32168">
                <text:p>0.32168</text:p>
              </table:table-cell>
              <table:table-cell office:value-type="float" office:value="1011.36192">
                <text:p>1011.36192</text:p>
              </table:table-cell>
            </table:table-row>
            <table:table-row>
              <table:table-cell office:value-type="float" office:value="0.609027777777778">
                <text:p>0</text:p>
              </table:table-cell>
              <table:table-cell office:value-type="float" office:value="748">
                <text:p>748</text:p>
              </table:table-cell>
              <table:table-cell office:value-type="float" office:value="62">
                <text:p>62</text:p>
              </table:table-cell>
              <table:table-cell office:value-type="float" office:value="748">
                <text:p>748</text:p>
              </table:table-cell>
              <table:table-cell office:value-type="float" office:value="62">
                <text:p>62</text:p>
              </table:table-cell>
              <table:table-cell office:value-type="float" office:value="284.24">
                <text:p>284.24</text:p>
              </table:table-cell>
              <table:table-cell office:value-type="float" office:value="516.12">
                <text:p>516.12</text:p>
              </table:table-cell>
              <table:table-cell office:value-type="float" office:value="0.31552">
                <text:p>0.31552</text:p>
              </table:table-cell>
              <table:table-cell office:value-type="float" office:value="944.03584">
                <text:p>944.03584</text:p>
              </table:table-cell>
            </table:table-row>
            <table:table-row>
              <table:table-cell office:value-type="float" office:value="0.619444444444444">
                <text:p>0</text:p>
              </table:table-cell>
              <table:table-cell office:value-type="float" office:value="707">
                <text:p>707</text:p>
              </table:table-cell>
              <table:table-cell office:value-type="float" office:value="63">
                <text:p>63</text:p>
              </table:table-cell>
              <table:table-cell office:value-type="float" office:value="707">
                <text:p>707</text:p>
              </table:table-cell>
              <table:table-cell office:value-type="float" office:value="63">
                <text:p>63</text:p>
              </table:table-cell>
              <table:table-cell office:value-type="float" office:value="261.59">
                <text:p>261.59</text:p>
              </table:table-cell>
              <table:table-cell office:value-type="float" office:value="484.295">
                <text:p>484.295</text:p>
              </table:table-cell>
              <table:table-cell office:value-type="float" office:value="0.30952">
                <text:p>0.30952</text:p>
              </table:table-cell>
              <table:table-cell office:value-type="float" office:value="875.32256">
                <text:p>875.32256</text:p>
              </table:table-cell>
            </table:table-row>
            <table:table-row>
              <table:table-cell office:value-type="float" office:value="0.629861111111111">
                <text:p>0</text:p>
              </table:table-cell>
              <table:table-cell office:value-type="float" office:value="664">
                <text:p>664</text:p>
              </table:table-cell>
              <table:table-cell office:value-type="float" office:value="67">
                <text:p>67</text:p>
              </table:table-cell>
              <table:table-cell office:value-type="float" office:value="664">
                <text:p>664</text:p>
              </table:table-cell>
              <table:table-cell office:value-type="float" office:value="67">
                <text:p>67</text:p>
              </table:table-cell>
              <table:table-cell office:value-type="float" office:value="219.12">
                <text:p>219.12</text:p>
              </table:table-cell>
              <table:table-cell office:value-type="float" office:value="441.56">
                <text:p>441.56</text:p>
              </table:table-cell>
              <table:table-cell office:value-type="float" office:value="0.28712">
                <text:p>0.28712</text:p>
              </table:table-cell>
              <table:table-cell office:value-type="float" office:value="762.59072">
                <text:p>762.59072</text:p>
              </table:table-cell>
            </table:table-row>
            <table:table-row>
              <table:table-cell office:value-type="float" office:value="0.640277777777778">
                <text:p>0</text:p>
              </table:table-cell>
              <table:table-cell office:value-type="float" office:value="618">
                <text:p>618</text:p>
              </table:table-cell>
              <table:table-cell office:value-type="float" office:value="68">
                <text:p>68</text:p>
              </table:table-cell>
              <table:table-cell office:value-type="float" office:value="618">
                <text:p>618</text:p>
              </table:table-cell>
              <table:table-cell office:value-type="float" office:value="68">
                <text:p>68</text:p>
              </table:table-cell>
              <table:table-cell office:value-type="float" office:value="197.76">
                <text:p>197.76</text:p>
              </table:table-cell>
              <table:table-cell office:value-type="float" office:value="407.88">
                <text:p>407.88</text:p>
              </table:table-cell>
              <table:table-cell office:value-type="float" office:value="0.28192">
                <text:p>0.28192</text:p>
              </table:table-cell>
              <table:table-cell office:value-type="float" office:value="696.90624">
                <text:p>696.90624</text:p>
              </table:table-cell>
            </table:table-row>
            <table:table-row>
              <table:table-cell office:value-type="float" office:value="0.650694444444444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69">
                <text:p>69</text:p>
              </table:table-cell>
              <table:table-cell office:value-type="float" office:value="570">
                <text:p>570</text:p>
              </table:table-cell>
              <table:table-cell office:value-type="float" office:value="69">
                <text:p>69</text:p>
              </table:table-cell>
              <table:table-cell office:value-type="float" office:value="176.7">
                <text:p>176.7</text:p>
              </table:table-cell>
              <table:table-cell office:value-type="float" office:value="373.35">
                <text:p>373.35</text:p>
              </table:table-cell>
              <table:table-cell office:value-type="float" office:value="0.27688">
                <text:p>0.27688</text:p>
              </table:table-cell>
              <table:table-cell office:value-type="float" office:value="631.2864">
                <text:p>631.2864</text:p>
              </table:table-cell>
            </table:table-row>
            <table:table-row>
              <table:table-cell office:value-type="float" office:value="0.661111111111111">
                <text:p>0</text:p>
              </table:table-cell>
              <table:table-cell office:value-type="float" office:value="521">
                <text:p>521</text:p>
              </table:table-cell>
              <table:table-cell office:value-type="float" office:value="70">
                <text:p>70</text:p>
              </table:table-cell>
              <table:table-cell office:value-type="float" office:value="521">
                <text:p>521</text:p>
              </table:table-cell>
              <table:table-cell office:value-type="float" office:value="70">
                <text:p>70</text:p>
              </table:table-cell>
              <table:table-cell office:value-type="float" office:value="156.3">
                <text:p>156.3</text:p>
              </table:table-cell>
              <table:table-cell office:value-type="float" office:value="338.65">
                <text:p>338.65</text:p>
              </table:table-cell>
              <table:table-cell office:value-type="float" office:value="0.272">
                <text:p>0.272</text:p>
              </table:table-cell>
              <table:table-cell office:value-type="float" office:value="566.848">
                <text:p>566.848</text:p>
              </table:table-cell>
            </table:table-row>
            <table:table-row>
              <table:table-cell office:value-type="float" office:value="0.671527777777778">
                <text:p>0</text:p>
              </table:table-cell>
              <table:table-cell office:value-type="float" office:value="471">
                <text:p>471</text:p>
              </table:table-cell>
              <table:table-cell office:value-type="float" office:value="73">
                <text:p>73</text:p>
              </table:table-cell>
              <table:table-cell office:value-type="float" office:value="471">
                <text:p>471</text:p>
              </table:table-cell>
              <table:table-cell office:value-type="float" office:value="73">
                <text:p>73</text:p>
              </table:table-cell>
              <table:table-cell office:value-type="float" office:value="127.17">
                <text:p>127.17</text:p>
              </table:table-cell>
              <table:table-cell office:value-type="float" office:value="299.085">
                <text:p>299.085</text:p>
              </table:table-cell>
              <table:table-cell office:value-type="float" office:value="0.25832">
                <text:p>0.25832</text:p>
              </table:table-cell>
              <table:table-cell office:value-type="float" office:value="486.67488">
                <text:p>486.67488</text:p>
              </table:table-cell>
            </table:table-row>
            <table:table-row>
              <table:table-cell office:value-type="float" office:value="0.681944444444444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74">
                <text:p>74</text:p>
              </table:table-cell>
              <table:table-cell office:value-type="float" office:value="420">
                <text:p>420</text:p>
              </table:table-cell>
              <table:table-cell office:value-type="float" office:value="74">
                <text:p>74</text:p>
              </table:table-cell>
              <table:table-cell office:value-type="float" office:value="109.2">
                <text:p>109.2</text:p>
              </table:table-cell>
              <table:table-cell office:value-type="float" office:value="264.6">
                <text:p>264.6</text:p>
              </table:table-cell>
              <table:table-cell office:value-type="float" office:value="0.25408">
                <text:p>0.25408</text:p>
              </table:table-cell>
              <table:table-cell office:value-type="float" office:value="426.8544">
                <text:p>426.8544</text:p>
              </table:table-cell>
            </table:table-row>
            <table:table-row>
              <table:table-cell office:value-type="float" office:value="0.692361111111111">
                <text:p>0</text:p>
              </table:table-cell>
              <table:table-cell office:value-type="float" office:value="369">
                <text:p>369</text:p>
              </table:table-cell>
              <table:table-cell office:value-type="float" office:value="75">
                <text:p>75</text:p>
              </table:table-cell>
              <table:table-cell office:value-type="float" office:value="369">
                <text:p>369</text:p>
              </table:table-cell>
              <table:table-cell office:value-type="float" office:value="75">
                <text:p>75</text:p>
              </table:table-cell>
              <table:table-cell office:value-type="float" office:value="92.25">
                <text:p>92.25</text:p>
              </table:table-cell>
              <table:table-cell office:value-type="float" office:value="230.625">
                <text:p>230.625</text:p>
              </table:table-cell>
              <table:table-cell office:value-type="float" office:value="0.25">
                <text:p>0.2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0.702777777777778">
                <text:p>0</text:p>
              </table:table-cell>
              <table:table-cell office:value-type="float" office:value="318">
                <text:p>318</text:p>
              </table:table-cell>
              <table:table-cell office:value-type="float" office:value="76">
                <text:p>76</text:p>
              </table:table-cell>
              <table:table-cell office:value-type="float" office:value="318">
                <text:p>318</text:p>
              </table:table-cell>
              <table:table-cell office:value-type="float" office:value="76">
                <text:p>76</text:p>
              </table:table-cell>
              <table:table-cell office:value-type="float" office:value="76.32">
                <text:p>76.32</text:p>
              </table:table-cell>
              <table:table-cell office:value-type="float" office:value="197.16">
                <text:p>197.16</text:p>
              </table:table-cell>
              <table:table-cell office:value-type="float" office:value="0.24608">
                <text:p>0.24608</text:p>
              </table:table-cell>
              <table:table-cell office:value-type="float" office:value="313.01376">
                <text:p>313.01376</text:p>
              </table:table-cell>
            </table:table-row>
            <table:table-row>
              <table:table-cell office:value-type="float" office:value="0.713194444444444">
                <text:p>0</text:p>
              </table:table-cell>
              <table:table-cell office:value-type="float" office:value="269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269">
                <text:p>269</text:p>
              </table:table-cell>
              <table:table-cell office:value-type="float" office:value="60">
                <text:p>60</text:p>
              </table:table-cell>
              <table:table-cell office:value-type="float" office:value="107.6">
                <text:p>107.6</text:p>
              </table:table-cell>
              <table:table-cell office:value-type="float" office:value="188.3">
                <text:p>188.3</text:p>
              </table:table-cell>
              <table:table-cell office:value-type="float" office:value="0.328">
                <text:p>0.328</text:p>
              </table:table-cell>
              <table:table-cell office:value-type="float" office:value="352.928">
                <text:p>352.928</text:p>
              </table:table-cell>
            </table:table-row>
            <table:table-row>
              <table:table-cell office:value-type="float" office:value="0.723611111111111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1">
                <text:p>61</text:p>
              </table:table-cell>
              <table:table-cell office:value-type="float" office:value="221">
                <text:p>221</text:p>
              </table:table-cell>
              <table:table-cell office:value-type="float" office:value="61">
                <text:p>61</text:p>
              </table:table-cell>
              <table:table-cell office:value-type="float" office:value="86.19">
                <text:p>86.19</text:p>
              </table:table-cell>
              <table:table-cell office:value-type="float" office:value="153.595">
                <text:p>153.595</text:p>
              </table:table-cell>
              <table:table-cell office:value-type="float" office:value="0.32168">
                <text:p>0.32168</text:p>
              </table:table-cell>
              <table:table-cell office:value-type="float" office:value="284.36512">
                <text:p>284.36512</text:p>
              </table:table-cell>
            </table:table-row>
            <table:table-row>
              <table:table-cell office:value-type="float" office:value="0.734027777777778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62">
                <text:p>62</text:p>
              </table:table-cell>
              <table:table-cell office:value-type="float" office:value="176">
                <text:p>176</text:p>
              </table:table-cell>
              <table:table-cell office:value-type="float" office:value="62">
                <text:p>62</text:p>
              </table:table-cell>
              <table:table-cell office:value-type="float" office:value="66.88">
                <text:p>66.88</text:p>
              </table:table-cell>
              <table:table-cell office:value-type="float" office:value="121.44">
                <text:p>121.44</text:p>
              </table:table-cell>
              <table:table-cell office:value-type="float" office:value="0.31552">
                <text:p>0.31552</text:p>
              </table:table-cell>
              <table:table-cell office:value-type="float" office:value="222.12608">
                <text:p>222.12608</text:p>
              </table:table-cell>
            </table:table-row>
            <table:table-row>
              <table:table-cell office:value-type="float" office:value="0.744444444444444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63">
                <text:p>63</text:p>
              </table:table-cell>
              <table:table-cell office:value-type="float" office:value="134">
                <text:p>134</text:p>
              </table:table-cell>
              <table:table-cell office:value-type="float" office:value="63">
                <text:p>63</text:p>
              </table:table-cell>
              <table:table-cell office:value-type="float" office:value="49.58">
                <text:p>49.58</text:p>
              </table:table-cell>
              <table:table-cell office:value-type="float" office:value="91.79">
                <text:p>91.79</text:p>
              </table:table-cell>
              <table:table-cell office:value-type="float" office:value="0.30952">
                <text:p>0.30952</text:p>
              </table:table-cell>
              <table:table-cell office:value-type="float" office:value="165.90272">
                <text:p>165.90272</text:p>
              </table:table-cell>
            </table:table-row>
            <table:table-row>
              <table:table-cell office:value-type="float" office:value="0.754861111111111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32.64">
                <text:p>32.64</text:p>
              </table:table-cell>
              <table:table-cell office:value-type="float" office:value="64.32">
                <text:p>64.32</text:p>
              </table:table-cell>
              <table:table-cell office:value-type="float" office:value="0.29248">
                <text:p>0.29248</text:p>
              </table:table-cell>
              <table:table-cell office:value-type="float" office:value="112.31232">
                <text:p>112.31232</text:p>
              </table:table-cell>
            </table:table-row>
            <table:table-row>
              <table:table-cell office:value-type="float" office:value="0.765277777777778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20.79">
                <text:p>20.79</text:p>
              </table:table-cell>
              <table:table-cell office:value-type="float" office:value="41.895">
                <text:p>41.895</text:p>
              </table:table-cell>
              <table:table-cell office:value-type="float" office:value="0.28712">
                <text:p>0.28712</text:p>
              </table:table-cell>
              <table:table-cell office:value-type="float" office:value="72.35424">
                <text:p>72.35424</text:p>
              </table:table-cell>
            </table:table-row>
            <table:table-row>
              <table:table-cell office:value-type="float" office:value="0.775694444444444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68">
                <text:p>68</text:p>
              </table:table-cell>
              <table:table-cell office:value-type="float" office:value="18.24">
                <text:p>18.24</text:p>
              </table:table-cell>
              <table:table-cell office:value-type="float" office:value="37.62">
                <text:p>37.62</text:p>
              </table:table-cell>
              <table:table-cell office:value-type="float" office:value="0.28192">
                <text:p>0.28192</text:p>
              </table:table-cell>
              <table:table-cell office:value-type="float" office:value="64.27776">
                <text:p>64.27776</text:p>
              </table:table-cell>
            </table:table-row>
            <table:table-row>
              <table:table-cell office:value-type="float" office:value="0.786111111111111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48">
                <text:p>48</text:p>
              </table:table-cell>
              <table:table-cell office:value-type="float" office:value="69">
                <text:p>69</text:p>
              </table:table-cell>
              <table:table-cell office:value-type="float" office:value="14.88">
                <text:p>14.88</text:p>
              </table:table-cell>
              <table:table-cell office:value-type="float" office:value="31.44">
                <text:p>31.44</text:p>
              </table:table-cell>
              <table:table-cell office:value-type="float" office:value="0.27688">
                <text:p>0.27688</text:p>
              </table:table-cell>
              <table:table-cell office:value-type="float" office:value="53.16096">
                <text:p>53.16096</text:p>
              </table:table-cell>
            </table:table-row>
            <table:table-row>
              <table:table-cell office:value-type="float" office:value="0.796527777777778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12.48">
                <text:p>12.48</text:p>
              </table:table-cell>
              <table:table-cell office:value-type="float" office:value="25.74">
                <text:p>25.74</text:p>
              </table:table-cell>
              <table:table-cell office:value-type="float" office:value="0.28192">
                <text:p>0.28192</text:p>
              </table:table-cell>
              <table:table-cell office:value-type="float" office:value="43.97952">
                <text:p>43.97952</text:p>
              </table:table-cell>
            </table:table-row>
            <table:table-row>
              <table:table-cell office:value-type="float" office:value="0.806944444444444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30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9.3">
                <text:p>9.3</text:p>
              </table:table-cell>
              <table:table-cell office:value-type="float" office:value="19.65">
                <text:p>19.65</text:p>
              </table:table-cell>
              <table:table-cell office:value-type="float" office:value="0.27688">
                <text:p>0.27688</text:p>
              </table:table-cell>
              <table:table-cell office:value-type="float" office:value="33.2256">
                <text:p>33.2256</text:p>
              </table:table-cell>
            </table:table-row>
            <table:table-row>
              <table:table-cell office:value-type="float" office:value="0.817361111111111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272">
                <text:p>0.272</text:p>
              </table:table-cell>
              <table:table-cell office:value-type="float" office:value="21.76">
                <text:p>21.76</text:p>
              </table:table-cell>
            </table:table-row>
            <table:table-row>
              <table:table-cell office:value-type="float" office:value="0.827777777777778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2.9">
                <text:p>2.9</text:p>
              </table:table-cell>
              <table:table-cell office:value-type="float" office:value="6.45">
                <text:p>6.45</text:p>
              </table:table-cell>
              <table:table-cell office:value-type="float" office:value="0.26728">
                <text:p>0.26728</text:p>
              </table:table-cell>
              <table:table-cell office:value-type="float" office:value="10.6912">
                <text:p>10.6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